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P1" style:parent-style-name="Normal" style:master-page-name="MP0" style:family="paragraph">
      <style:paragraph-properties fo:break-before="page"/>
    </style:style>
    <style:style style:name="P2" style:parent-style-name="Normal" style:family="paragraph">
      <style:text-properties fo:language="it" fo:country="IT"/>
    </style:style>
    <style:style style:name="P3" style:parent-style-name="Normal" style:family="paragraph">
      <style:text-properties fo:language="it" fo:country="IT"/>
    </style:style>
    <style:style style:name="P4" style:parent-style-name="Normal" style:family="paragraph">
      <style:text-properties fo:language="it" fo:country="IT"/>
    </style:style>
    <style:style style:name="P5" style:parent-style-name="Normal" style:family="paragraph">
      <style:text-properties fo:language="it" fo:country="IT"/>
    </style:style>
    <style:style style:name="P6" style:parent-style-name="Normal" style:family="paragraph">
      <style:text-properties fo:language="it" fo:country="IT"/>
    </style:style>
    <style:style style:name="P7" style:parent-style-name="Normal" style:family="paragraph">
      <style:text-properties fo:language="it" fo:country="IT"/>
    </style:style>
    <style:style style:name="P8" style:parent-style-name="Normal" style:family="paragraph">
      <style:text-properties fo:language="it" fo:country="IT"/>
    </style:style>
    <style:style style:name="P9" style:parent-style-name="Normal" style:family="paragraph">
      <style:text-properties fo:language="it" fo:country="IT"/>
    </style:style>
    <style:style style:name="P10" style:parent-style-name="Normal" style:family="paragraph">
      <style:text-properties fo:language="it" fo:country="IT"/>
    </style:style>
    <style:style style:name="P11" style:parent-style-name="Normal" style:family="paragraph">
      <style:text-properties fo:language="it" fo:country="IT"/>
    </style:style>
    <style:style style:name="P12" style:parent-style-name="Normal" style:family="paragraph">
      <style:text-properties fo:language="it" fo:country="IT"/>
    </style:style>
    <style:style style:name="P13" style:parent-style-name="Normal" style:family="paragraph">
      <style:text-properties fo:language="it" fo:country="IT"/>
    </style:style>
    <style:style style:name="P14" style:parent-style-name="Normal" style:family="paragraph">
      <style:text-properties fo:language="it" fo:country="IT"/>
    </style:style>
    <style:style style:name="P15" style:parent-style-name="Normal" style:family="paragraph">
      <style:text-properties fo:language="it" fo:country="IT"/>
    </style:style>
    <style:style style:name="P16" style:parent-style-name="Normal" style:family="paragraph">
      <style:text-properties fo:language="it" fo:country="IT"/>
    </style:style>
    <style:style style:name="P17" style:parent-style-name="Normal" style:family="paragraph">
      <style:text-properties fo:language="it" fo:country="IT"/>
    </style:style>
    <style:style style:name="P18" style:parent-style-name="Normal" style:family="paragraph">
      <style:text-properties fo:language="it" fo:country="IT"/>
    </style:style>
    <style:style style:name="P19" style:parent-style-name="Normal" style:family="paragraph">
      <style:text-properties fo:language="it" fo:country="IT"/>
    </style:style>
    <style:style style:name="P20" style:parent-style-name="Normal" style:family="paragraph">
      <style:text-properties fo:language="it" fo:country="IT"/>
    </style:style>
    <style:style style:name="P21" style:parent-style-name="Normal" style:family="paragraph">
      <style:text-properties fo:language="it" fo:country="IT"/>
    </style:style>
    <style:style style:name="P22" style:parent-style-name="Normal" style:family="paragraph">
      <style:text-properties fo:language="it" fo:country="IT"/>
    </style:style>
    <style:style style:name="P23" style:parent-style-name="Normal" style:family="paragraph">
      <style:text-properties fo:language="it" fo:country="IT"/>
    </style:style>
    <style:style style:name="P24" style:parent-style-name="Normal" style:family="paragraph">
      <style:text-properties fo:language="it" fo:country="IT"/>
    </style:style>
    <style:style style:name="P25" style:parent-style-name="Normal" style:family="paragraph">
      <style:text-properties fo:language="it" fo:country="IT"/>
    </style:style>
    <style:style style:name="P26" style:parent-style-name="Normal" style:family="paragraph">
      <style:text-properties fo:language="it" fo:country="IT"/>
    </style:style>
    <style:style style:name="P27" style:parent-style-name="Normal" style:family="paragraph">
      <style:text-properties fo:language="it" fo:country="IT"/>
    </style:style>
    <style:style style:name="P28" style:parent-style-name="Normal" style:family="paragraph">
      <style:text-properties fo:language="it" fo:country="IT"/>
    </style:style>
    <style:style style:name="P29" style:parent-style-name="Normal" style:family="paragraph">
      <style:text-properties fo:language="it" fo:country="IT"/>
    </style:style>
    <style:style style:name="P30" style:parent-style-name="Normal" style:family="paragraph">
      <style:text-properties fo:language="it" fo:country="IT"/>
    </style:style>
    <style:style style:name="P31" style:parent-style-name="Normal" style:family="paragraph">
      <style:text-properties fo:language="it" fo:country="IT"/>
    </style:style>
    <style:style style:name="P32" style:parent-style-name="Normal" style:family="paragraph">
      <style:text-properties fo:language="it" fo:country="IT"/>
    </style:style>
    <style:style style:name="P33" style:parent-style-name="Normal" style:family="paragraph">
      <style:text-properties fo:language="it" fo:country="IT"/>
    </style:style>
    <style:style style:name="P34" style:parent-style-name="NormalWeb" style:list-style-name="LFO1" style:family="paragraph"/>
    <style:style style:name="P35" style:parent-style-name="NormalWeb" style:list-style-name="LFO2" style:family="paragraph"/>
    <style:style style:name="P36" style:parent-style-name="NormalWeb" style:list-style-name="LFO2" style:family="paragraph"/>
    <style:style style:name="P37" style:parent-style-name="NormalWeb" style:list-style-name="LFO2" style:family="paragraph"/>
    <style:style style:name="P38" style:parent-style-name="NormalWeb" style:list-style-name="LFO2" style:family="paragraph"/>
    <style:style style:name="P39" style:parent-style-name="NormalWeb" style:list-style-name="LFO2" style:family="paragraph"/>
    <style:style style:name="P40" style:parent-style-name="NormalWeb" style:list-style-name="LFO3" style:family="paragraph"/>
    <style:style style:name="P41" style:parent-style-name="NormalWeb" style:list-style-name="LFO4" style:family="paragraph"/>
    <style:style style:name="P42" style:parent-style-name="NormalWeb" style:list-style-name="LFO4" style:family="paragraph"/>
    <style:style style:name="P43" style:parent-style-name="NormalWeb" style:list-style-name="LFO4" style:family="paragraph"/>
    <style:style style:name="P44" style:parent-style-name="NormalWeb" style:list-style-name="LFO4" style:family="paragraph"/>
    <style:style style:name="P45" style:parent-style-name="NormalWeb" style:list-style-name="LFO5" style:family="paragraph"/>
    <style:style style:name="P46" style:parent-style-name="NormalWeb" style:list-style-name="LFO6" style:family="paragraph"/>
    <style:style style:name="P47" style:parent-style-name="NormalWeb" style:list-style-name="LFO6" style:family="paragraph"/>
    <style:style style:name="P48" style:parent-style-name="NormalWeb" style:list-style-name="LFO7" style:family="paragraph"/>
    <style:style style:name="P49" style:parent-style-name="NormalWeb" style:list-style-name="LFO8" style:family="paragraph"/>
    <style:style style:name="P50" style:parent-style-name="NormalWeb" style:list-style-name="LFO8" style:family="paragraph"/>
    <style:style style:name="P51" style:parent-style-name="NormalWeb" style:list-style-name="LFO8" style:family="paragraph"/>
    <style:style style:name="P52" style:parent-style-name="NormalWeb" style:list-style-name="LFO8" style:family="paragraph"/>
    <style:style style:name="P53" style:parent-style-name="NormalWeb" style:list-style-name="LFO9" style:family="paragraph"/>
    <style:style style:name="P54" style:parent-style-name="NormalWeb" style:list-style-name="LFO10" style:family="paragraph"/>
    <style:style style:name="P55" style:parent-style-name="NormalWeb" style:list-style-name="LFO10" style:family="paragraph"/>
    <style:style style:name="P56" style:parent-style-name="NormalWeb" style:list-style-name="LFO10" style:family="paragraph"/>
    <style:style style:name="P57" style:parent-style-name="NormalWeb" style:list-style-name="LFO10" style:family="paragraph"/>
    <style:style style:name="P58" style:parent-style-name="NormalWeb" style:list-style-name="LFO10" style:family="paragraph"/>
    <style:style style:name="P59" style:parent-style-name="NormalWeb" style:list-style-name="LFO11" style:family="paragraph"/>
    <style:style style:name="P60" style:parent-style-name="NormalWeb" style:list-style-name="LFO12" style:family="paragraph"/>
    <style:style style:name="P61" style:parent-style-name="NormalWeb" style:list-style-name="LFO12" style:family="paragraph"/>
    <style:style style:name="P62" style:parent-style-name="NormalWeb" style:list-style-name="LFO12" style:family="paragraph"/>
    <style:style style:name="P63" style:parent-style-name="NormalWeb" style:list-style-name="LFO12" style:family="paragraph"/>
    <style:style style:name="P64" style:parent-style-name="NormalWeb" style:list-style-name="LFO13" style:family="paragraph"/>
    <style:style style:name="P65" style:parent-style-name="NormalWeb" style:list-style-name="LFO13" style:family="paragraph"/>
    <style:style style:name="P66" style:parent-style-name="NormalWeb" style:list-style-name="LFO13" style:family="paragraph"/>
    <style:style style:name="P67" style:parent-style-name="NormalWeb" style:list-style-name="LFO13" style:family="paragraph"/>
    <style:style style:name="P68" style:parent-style-name="NormalWeb" style:list-style-name="LFO13" style:family="paragraph"/>
    <style:style style:name="P69" style:parent-style-name="NormalWeb" style:list-style-name="LFO13" style:family="paragraph"/>
    <style:style style:name="P70" style:parent-style-name="NormalWeb" style:list-style-name="LFO13" style:family="paragraph"/>
    <style:style style:name="P71" style:parent-style-name="NormalWeb" style:list-style-name="LFO13" style:family="paragraph"/>
    <style:style style:name="P72" style:parent-style-name="NormalWeb" style:list-style-name="LFO13" style:family="paragraph">
      <style:text-properties fo:language="it" fo:country="IT"/>
    </style:style>
    <style:style style:name="P73" style:parent-style-name="NormalWeb" style:list-style-name="LFO13" style:family="paragraph"/>
    <style:style style:name="P74" style:parent-style-name="NormalWeb" style:list-style-name="LFO13" style:family="paragraph">
      <style:text-properties fo:language="it" fo:country="IT"/>
    </style:style>
    <style:style style:name="P75" style:parent-style-name="NormalWeb" style:list-style-name="LFO13" style:family="paragraph">
      <style:text-properties fo:language="it" fo:country="IT"/>
    </style:style>
    <style:style style:name="P76" style:parent-style-name="NormalWeb" style:list-style-name="LFO13" style:family="paragraph"/>
    <style:style style:name="P77" style:parent-style-name="NormalWeb" style:list-style-name="LFO13" style:family="paragraph">
      <style:text-properties fo:language="it" fo:country="IT"/>
    </style:style>
    <style:style style:name="P78" style:parent-style-name="NormalWeb" style:family="paragraph">
      <style:text-properties fo:language="it" fo:country="IT"/>
    </style:style>
    <style:style style:name="P79" style:parent-style-name="NormalWeb" style:family="paragraph">
      <style:text-properties fo:language="it" fo:country="IT"/>
    </style:style>
    <style:style style:name="P80" style:parent-style-name="NormalWeb" style:family="paragraph">
      <style:text-properties fo:language="it" fo:country="IT"/>
    </style:style>
    <style:style style:name="P81" style:parent-style-name="NormalWeb" style:family="paragraph">
      <style:text-properties fo:language="it" fo:country="IT"/>
    </style:style>
    <style:style style:name="P82" style:parent-style-name="NormalWeb" style:family="paragraph">
      <style:text-properties fo:language="it" fo:country="IT"/>
    </style:style>
    <style:style style:name="P83" style:parent-style-name="NormalWeb" style:family="paragraph">
      <style:text-properties fo:language="it" fo:country="IT"/>
    </style:style>
    <style:style style:name="P84" style:parent-style-name="NormalWeb" style:family="paragraph">
      <style:text-properties fo:language="it" fo:country="IT"/>
    </style:style>
    <style:style style:name="P85" style:parent-style-name="NormalWeb" style:family="paragraph">
      <style:text-properties fo:language="it" fo:country="IT"/>
    </style:style>
    <style:style style:name="P86" style:parent-style-name="NormalWeb" style:family="paragraph">
      <style:text-properties fo:language="it" fo:country="IT"/>
    </style:style>
    <style:style style:name="P87" style:parent-style-name="NormalWeb" style:family="paragraph">
      <style:text-properties fo:language="it" fo:country="IT"/>
    </style:style>
    <style:style style:name="P88" style:parent-style-name="NormalWeb" style:family="paragraph">
      <style:text-properties fo:language="it" fo:country="IT"/>
    </style:style>
    <style:style style:name="P89" style:parent-style-name="NormalWeb" style:family="paragraph">
      <style:text-properties fo:language="it" fo:country="IT"/>
    </style:style>
    <style:style style:name="P90" style:parent-style-name="NormalWeb" style:family="paragraph">
      <style:text-properties fo:language="it" fo:country="IT"/>
    </style:style>
    <style:style style:name="P91" style:parent-style-name="NormalWeb" style:family="paragraph">
      <style:text-properties fo:language="it" fo:country="IT"/>
    </style:style>
    <style:style style:name="P92" style:parent-style-name="NormalWeb" style:family="paragraph">
      <style:text-properties fo:language="it" fo:country="IT"/>
    </style:style>
    <style:style style:name="P93" style:parent-style-name="NormalWeb" style:family="paragraph">
      <style:text-properties fo:language="it" fo:country="IT"/>
    </style:style>
    <style:style style:name="P94" style:parent-style-name="NormalWeb" style:family="paragraph">
      <style:text-properties fo:language="it" fo:country="IT"/>
    </style:style>
    <style:style style:name="P95" style:parent-style-name="NormalWeb" style:family="paragraph">
      <style:text-properties fo:language="it" fo:country="IT"/>
    </style:style>
    <style:style style:name="P96" style:parent-style-name="NormalWeb" style:family="paragraph">
      <style:text-properties fo:language="it" fo:country="IT"/>
    </style:style>
    <style:style style:name="P97" style:parent-style-name="NormalWeb" style:family="paragraph">
      <style:text-properties fo:language="it" fo:country="IT"/>
    </style:style>
    <style:style style:name="P98" style:parent-style-name="NormalWeb" style:family="paragraph">
      <style:text-properties fo:language="it" fo:country="IT"/>
    </style:style>
    <style:style style:name="P99" style:parent-style-name="NormalWeb" style:family="paragraph">
      <style:text-properties fo:language="it" fo:country="IT"/>
    </style:style>
    <style:style style:name="P100" style:parent-style-name="NormalWeb" style:list-style-name="LFO14" style:family="paragraph">
      <style:text-properties fo:language="it" fo:country="IT"/>
    </style:style>
    <style:style style:name="P101" style:parent-style-name="NormalWeb" style:list-style-name="LFO14" style:family="paragraph"/>
    <style:style style:name="P102" style:parent-style-name="NormalWeb" style:list-style-name="LFO14" style:family="paragraph"/>
    <style:style style:name="P103" style:parent-style-name="NormalWeb" style:list-style-name="LFO14" style:family="paragraph"/>
    <style:style style:name="P104" style:parent-style-name="NormalWeb" style:list-style-name="LFO14" style:family="paragraph"/>
    <style:style style:name="P105" style:parent-style-name="NormalWeb" style:list-style-name="LFO14" style:family="paragraph"/>
    <style:style style:name="P106" style:parent-style-name="NormalWeb" style:list-style-name="LFO15" style:family="paragraph"/>
    <style:style style:name="P107" style:parent-style-name="NormalWeb" style:list-style-name="LFO15" style:family="paragraph"/>
    <style:style style:name="P108" style:parent-style-name="NormalWeb" style:list-style-name="LFO15" style:family="paragraph"/>
    <style:style style:name="P109" style:parent-style-name="NormalWeb" style:list-style-name="LFO15" style:family="paragraph"/>
    <style:style style:name="P110" style:parent-style-name="NormalWeb" style:list-style-name="LFO15" style:family="paragraph"/>
    <style:style style:name="P111" style:parent-style-name="NormalWeb" style:list-style-name="LFO15" style:family="paragraph"/>
    <style:style style:name="P112" style:parent-style-name="NormalWeb" style:list-style-name="LFO15" style:family="paragraph">
      <style:text-properties fo:language="it" fo:country="IT"/>
    </style:style>
    <style:style style:name="P113" style:parent-style-name="NormalWeb" style:list-style-name="LFO15" style:family="paragraph"/>
    <style:style style:name="P114" style:parent-style-name="NormalWeb" style:list-style-name="LFO15" style:family="paragraph"/>
    <style:style style:name="P115" style:parent-style-name="NormalWeb" style:list-style-name="LFO15" style:family="paragraph"/>
    <style:style style:name="P116" style:parent-style-name="NormalWeb" style:list-style-name="LFO15" style:family="paragraph"/>
    <style:style style:name="P117" style:parent-style-name="NormalWeb" style:list-style-name="LFO15" style:family="paragraph"/>
    <style:style style:name="P118" style:parent-style-name="NormalWeb" style:list-style-name="LFO15" style:family="paragraph"/>
    <style:style style:name="P119" style:parent-style-name="NormalWeb" style:list-style-name="LFO15" style:family="paragraph"/>
    <style:style style:name="P120" style:parent-style-name="NormalWeb" style:list-style-name="LFO15" style:family="paragraph"/>
    <style:style style:name="P121" style:parent-style-name="NormalWeb" style:list-style-name="LFO15" style:family="paragraph"/>
    <style:style style:name="P122" style:parent-style-name="NormalWeb" style:list-style-name="LFO15" style:family="paragraph"/>
    <style:style style:name="P123" style:parent-style-name="NormalWeb" style:list-style-name="LFO15" style:family="paragraph"/>
    <style:style style:name="P124" style:parent-style-name="NormalWeb" style:list-style-name="LFO15" style:family="paragraph">
      <style:text-properties fo:language="it" fo:country="IT"/>
    </style:style>
    <style:style style:name="P125" style:parent-style-name="NormalWeb" style:list-style-name="LFO15" style:family="paragraph">
      <style:text-properties fo:language="it" fo:country="IT"/>
    </style:style>
    <style:style style:name="P126" style:parent-style-name="NormalWeb" style:list-style-name="LFO15" style:family="paragraph"/>
    <style:style style:name="P127" style:parent-style-name="NormalWeb" style:list-style-name="LFO15" style:family="paragraph"/>
    <style:style style:name="P128" style:parent-style-name="NormalWeb" style:list-style-name="LFO15" style:family="paragraph"/>
  </office:automatic-styles>
  <office:body>
    <office:text text:use-soft-page-breaks="true">
      <text:p text:style-name="P1"># Technical Specifications Document</text:p>
      <text:p text:style-name="Normal">MEVN STACK – MySQL, Express, Vue, Node</text:p>
      <text:p text:style-name="Normal"/>
      <text:p text:style-name="Normal">## Business Requirements</text:p>
      <text:p text:style-name="Normal">The business requires a photographer website that includes the following features:</text:p>
      <text:p text:style-name="P2">- Portfolio showcasing the photographer's work</text:p>
      <text:p text:style-name="P3">- Pricing information for different services</text:p>
      <text:p text:style-name="P4">- Special offers for fast reservations (mini-sessions)</text:p>
      <text:p text:style-name="Normal">- Contact page for clients to reach out</text:p>
      <text:p text:style-name="P5">- Reservations system for clients to schedule photo sessions</text:p>
      <text:p text:style-name="P6">- Admin panel for managing portfolios, prices, offers, reservations, and website content.</text:p>
      <text:p text:style-name="P7"/>
      <text:p text:style-name="P8">## Systems Involved</text:p>
      <text:p text:style-name="P9">The photographer website will consist of the following systems:</text:p>
      <text:p text:style-name="P10">- Portfolio Management System: This system will allow the photographer to manage and update their portfolio by adding, editing, or removing photos and descriptions.</text:p>
      <text:p text:style-name="P11">- Reservations System: Clients will be able to schedule photo sessions through this system. The photographer will have access to view and manage the reservation details.</text:p>
      <text:p text:style-name="P12">- Special Offers System: This system will provide special discounts or promotions for fast reservations, such as mini-sessions for a limited time.</text:p>
      <text:p text:style-name="Normal">- Contact System: A contact page where clients can send messages or inquiries to the photographer.</text:p>
      <text:p text:style-name="Normal">- Admin Panel: An administrative interface where the photographer can manage portfolios, prices, offers, reservations, and other website content.</text:p>
      <text:p text:style-name="Normal"/>
      <text:p text:style-name="Normal">## Best Practices</text:p>
      <text:p text:style-name="Normal">The technical implementation of the photographer website will adhere to the following best practices:</text:p>
      <text:p text:style-name="Normal">- Modular Design: The website will be designed with a modular structure, allowing easy maintenance, updates, and scalability.</text:p>
      <text:p text:style-name="Normal">- SEO (Search Engine Optimization): Techniques will be implemented to improve the website's visibility in search engine results.</text:p>
      <text:p text:style-name="Normal">- Performance: The website will be optimized for performance to ensure fast loading times and a smooth user experience.</text:p>
      <text:soft-page-break/>
      <text:p text:style-name="Normal">- Security: Proper security measures will be implemented to protect user data and prevent unauthorized access.</text:p>
      <text:p text:style-name="Normal">- Vue.js: The front-end development will utilize the Vue.js framework for building interactive user interfaces and dynamic content.</text:p>
      <text:p text:style-name="Normal">- Node.js: The back-end development will be done using Node.js, providing a scalable and efficient runtime environment.</text:p>
      <text:p text:style-name="P13">- MySQL: The database management system used will be MySQL for efficient storage and retrieval of data.</text:p>
      <text:p text:style-name="P14"/>
      <text:p text:style-name="P15">## Technical Design and Architecture</text:p>
      <text:p text:style-name="P16">The photographer website will follow a client-server architecture with the following components:</text:p>
      <text:p text:style-name="P17"/>
      <text:p text:style-name="P18">### Front-End Components:</text:p>
      <text:p text:style-name="P19">1. Home Page: Displaying an overview of the photographer's work, special offers, and contact information.</text:p>
      <text:p text:style-name="P20">2. Portfolio Page: Showcasing the photographer's portfolio with images and descriptions.</text:p>
      <text:p text:style-name="P21">3. Pricing Page: Providing information about different services offered along with their prices.</text:p>
      <text:p text:style-name="P22">4. Reservations Page: Allowing clients to select a date and time for their photo sessions and submit their request.</text:p>
      <text:p text:style-name="Normal">5. Contact Page: A form where clients can enter their contact details and send messages or inquiries to the photographer.</text:p>
      <text:p text:style-name="Normal">6. Admin Panel: An interface accessible only to the photographer for managing portfolios, prices, offers, reservations, and website content.</text:p>
      <text:p text:style-name="Normal"/>
      <text:p text:style-name="Normal">### Back-End Components:</text:p>
      <text:p text:style-name="Normal">1. Portfolio Management API: Handles requests related to portfolio management, such as retrieving, adding, updating, or deleting photos and descriptions.</text:p>
      <text:p text:style-name="P23">2. Reservations API: Manages requests for scheduling photo sessions, validating availability, and storing reservation details.</text:p>
      <text:p text:style-name="P24">3. Special Offers API: Provides functionality for creating, retrieving, and applying special offers for fast reservations.</text:p>
      <text:p text:style-name="P25">4. Contact API: Accepts incoming contact requests, stores the messages, and sends notifications to the photographer.</text:p>
      <text:p text:style-name="P26">5. Authentication API: Manages user authentication and authorization for accessing the admin panel and other protected resources.</text:p>
      <text:p text:style-name="P27"/>
      <text:p text:style-name="P28">### Database:</text:p>
      <text:p text:style-name="P29"/>
      <text:p text:style-name="P30">![Database Diagram](https://example.com/database_diagram.png)</text:p>
      <text:p text:style-name="P31"/>
      <text:p text:style-name="P32">**Tables:**</text:p>
      <text:p text:style-name="P33">1. Users: Stores user account information for accessing the admin panel.</text:p>
      <text:p text:style-name="Normal">2. Portfolios: Contains the details of each portfolio item, including image URLs, descriptions, and categories.</text:p>
      <text:p text:style-name="Normal">3. Prices: Stores the pricing information for various services offered by the photographer.</text:p>
      <text:p text:style-name="Normal">4. Reservations: Holds the details of scheduled photo sessions, including client information, requested dates, and times.</text:p>
      <text:p text:style-name="Normal">5. Offers: Stores the details of special offers, including discount codes, validity periods, and associated services.</text:p>
      <text:p text:style-name="Normal"/>
      <text:p text:style-name="Normal">## Markdown Guidelines</text:p>
      <text:p text:style-name="Normal">Please refer to this [Markdown Cheat Sheet](https://www.markdownguide.org/cheat-sheet/) for formatting options such as headers, bold, italics, tables, checklists, and bullet-points.</text:p>
      <text:p text:style-name="Normal"/>
      <text:p text:style-name="Normal">## Conclusion</text:p>
      <text:p text:style-name="Normal">This Technical Specifications Document outlines the requirements, systems involved, best practices, and technical design for the photographer website. The documentation provides a clear understanding of the expectations and serves as a guide for development and implementation.</text:p>
      <text:p text:style-name="Normal"/>
      <text:p text:style-name="NormalWeb">Data Models:</text:p>
      <text:p text:style-name="NormalWeb"/>
      <text:list text:style-name="LFO1" text:continue-numbering="true">
        <text:list-item>
          <text:p text:style-name="P34">Users:</text:p>
        </text:list-item>
      </text:list>
      <text:p text:style-name="NormalWeb"/>
      <text:list text:style-name="LFO2" text:continue-numbering="true">
        <text:list-item>
          <text:p text:style-name="P35">user_id (Primary Key)</text:p>
        </text:list-item>
        <text:list-item>
          <text:p text:style-name="P36">username</text:p>
        </text:list-item>
        <text:list-item>
          <text:p text:style-name="P37">password</text:p>
        </text:list-item>
        <text:list-item>
          <text:p text:style-name="P38">email</text:p>
        </text:list-item>
        <text:list-item>
          <text:p text:style-name="P39">role</text:p>
        </text:list-item>
      </text:list>
      <text:p text:style-name="NormalWeb"/>
      <text:soft-page-break/>
      <text:list text:style-name="LFO3" text:continue-numbering="true">
        <text:list-item>
          <text:p text:style-name="P40">Pictures:</text:p>
        </text:list-item>
      </text:list>
      <text:p text:style-name="NormalWeb"/>
      <text:list text:style-name="LFO4" text:continue-numbering="true">
        <text:list-item>
          <text:p text:style-name="P41">picture_id (Primary Key)</text:p>
        </text:list-item>
        <text:list-item>
          <text:p text:style-name="P42">image_url</text:p>
        </text:list-item>
        <text:list-item>
          <text:p text:style-name="P43">description</text:p>
        </text:list-item>
        <text:list-item>
          <text:p text:style-name="P44">category_id (Foreign Key)</text:p>
        </text:list-item>
      </text:list>
      <text:p text:style-name="NormalWeb"/>
      <text:list text:style-name="LFO5" text:continue-numbering="true">
        <text:list-item>
          <text:p text:style-name="P45">Categories:</text:p>
        </text:list-item>
      </text:list>
      <text:p text:style-name="NormalWeb"/>
      <text:list text:style-name="LFO6" text:continue-numbering="true">
        <text:list-item>
          <text:p text:style-name="P46">category_id (Primary Key)</text:p>
        </text:list-item>
        <text:list-item>
          <text:p text:style-name="P47">category_name</text:p>
        </text:list-item>
      </text:list>
      <text:p text:style-name="NormalWeb"/>
      <text:list text:style-name="LFO7" text:continue-numbering="true">
        <text:list-item>
          <text:p text:style-name="P48">Prices:</text:p>
        </text:list-item>
      </text:list>
      <text:p text:style-name="NormalWeb"/>
      <text:list text:style-name="LFO8" text:continue-numbering="true">
        <text:list-item>
          <text:p text:style-name="P49">price_id (Primary Key)</text:p>
        </text:list-item>
        <text:list-item>
          <text:p text:style-name="P50">service_name</text:p>
        </text:list-item>
        <text:list-item>
          <text:p text:style-name="P51">price</text:p>
        </text:list-item>
        <text:list-item>
          <text:p text:style-name="P52">photographer_id (Foreign Key)</text:p>
        </text:list-item>
      </text:list>
      <text:p text:style-name="NormalWeb"/>
      <text:list text:style-name="LFO9" text:continue-numbering="true">
        <text:list-item>
          <text:p text:style-name="P53">Reservations:</text:p>
        </text:list-item>
      </text:list>
      <text:p text:style-name="NormalWeb"/>
      <text:list text:style-name="LFO10" text:continue-numbering="true">
        <text:list-item>
          <text:p text:style-name="P54">reservation_id (Primary Key)</text:p>
        </text:list-item>
        <text:list-item>
          <text:p text:style-name="P55">client_name</text:p>
        </text:list-item>
        <text:list-item>
          <text:p text:style-name="P56">scheduled_date</text:p>
        </text:list-item>
        <text:list-item>
          <text:p text:style-name="P57">scheduled_time</text:p>
        </text:list-item>
        <text:list-item>
          <text:p text:style-name="P58">photographer_id (Foreign Key)</text:p>
        </text:list-item>
      </text:list>
      <text:p text:style-name="NormalWeb"/>
      <text:list text:style-name="LFO11" text:continue-numbering="true">
        <text:list-item>
          <text:p text:style-name="P59">Offers:</text:p>
        </text:list-item>
      </text:list>
      <text:p text:style-name="NormalWeb"/>
      <text:list text:style-name="LFO12" text:continue-numbering="true">
        <text:list-item>
          <text:p text:style-name="P60">offer_id (Primary Key)</text:p>
        </text:list-item>
        <text:list-item>
          <text:p text:style-name="P61">discount_code</text:p>
        </text:list-item>
        <text:list-item>
          <text:p text:style-name="P62">validity_period</text:p>
        </text:list-item>
        <text:list-item>
          <text:p text:style-name="P63">service_id (Foreign Key)</text:p>
        </text:list-item>
      </text:list>
      <text:p text:style-name="NormalWeb"/>
      <text:p text:style-name="NormalWeb">Relationships:</text:p>
      <text:p text:style-name="NormalWeb"/>
      <text:list text:style-name="LFO13" text:continue-numbering="true">
        <text:list-item>
          <text:p text:style-name="P64">One-to-Many Relationship:<text:s/></text:p>
          <text:soft-page-break/>
          <text:list text:continue-numbering="true">
            <text:list-item>
              <text:p text:style-name="P65">Users to Pictures (A user can have multiple pictures)</text:p>
            </text:list-item>
            <text:list-item>
              <text:p text:style-name="P66">Pictures to Categories (A category can have multiple pictures)</text:p>
            </text:list-item>
            <text:list-item>
              <text:p text:style-name="P67">Categories to Pictures (A picture can belong to one category)</text:p>
            </text:list-item>
            <text:list-item>
              <text:p text:style-name="P68">Prices to Users (A user can have multiple prices for different services)</text:p>
            </text:list-item>
            <text:list-item>
              <text:p text:style-name="P69">Reservations to Users (A user can have multiple reservations)</text:p>
            </text:list-item>
            <text:list-item>
              <text:p text:style-name="P70">Offers to Prices (An offer can be associated with multiple services)</text:p>
            </text:list-item>
          </text:list>
        </text:list-item>
        <text:list-item>
          <text:p text:style-name="P71">Many-to-One Relationship:</text:p>
          <text:list text:continue-numbering="true">
            <text:list-item>
              <text:p text:style-name="P72">Pictures to Users (A picture belongs to a single user)</text:p>
            </text:list-item>
            <text:list-item>
              <text:p text:style-name="P73">Prices to Users (A price belongs to a single user)</text:p>
            </text:list-item>
            <text:list-item>
              <text:p text:style-name="P74">Reservations to Users (A reservation belongs to a single user)</text:p>
            </text:list-item>
            <text:list-item>
              <text:p text:style-name="P75">Offers to Prices (An offer is associated with a single service)</text:p>
            </text:list-item>
          </text:list>
        </text:list-item>
        <text:list-item>
          <text:p text:style-name="P76">One-to-One Relationship:</text:p>
          <text:list text:continue-numbering="true">
            <text:list-item>
              <text:p text:style-name="P77">None required based on the given constraints, but it can be added if needed in future updates.</text:p>
            </text:list-item>
          </text:list>
        </text:list-item>
      </text:list>
      <text:p text:style-name="P78"/>
      <text:p text:style-name="P79">Database Schema:</text:p>
      <text:p text:style-name="P80"/>
      <text:p text:style-name="P81">Table: users</text:p>
      <text:p text:style-name="P82">+---------+--------------+----------+---------------+--------+</text:p>
      <text:p text:style-name="P83">| user_id | username | password | email | role |</text:p>
      <text:p text:style-name="NormalWeb">+---------+--------------+----------+---------------+--------+</text:p>
      <text:p text:style-name="NormalWeb">| 1 | admin |<text:s/><text:span text:style-name="Textoennegrita">****</text:span><text:s/>|<text:s/><text:a xlink:href="mailto:admin@example.com" office:target-frame-name="_top" xlink:show="replace"><text:span text:style-name="Hipervínculo">admin@example.com</text:span></text:a><text:s/>| admin |</text:p>
      <text:p text:style-name="NormalWeb">+---------+--------------+----------+---------------+--------+</text:p>
      <text:p text:style-name="NormalWeb"/>
      <text:p text:style-name="NormalWeb">Table: pictures</text:p>
      <text:p text:style-name="NormalWeb">+------------+---------------------+---------------------------+------------+</text:p>
      <text:p text:style-name="NormalWeb">| picture_id | image_url | description | category_id |</text:p>
      <text:p text:style-name="NormalWeb">+------------+---------------------+---------------------------+------------+</text:p>
      <text:p text:style-name="NormalWeb">| 1 |<text:s/><text:a xlink:href="http://www.example.com/img1" office:target-frame-name="_top" xlink:show="replace"><text:span text:style-name="Hipervínculo">www.example.com/img1</text:span></text:a><text:s/>| Beautiful landscape photo | 1 |</text:p>
      <text:p text:style-name="NormalWeb">+------------+---------------------+---------------------------+------------+</text:p>
      <text:p text:style-name="NormalWeb"/>
      <text:p text:style-name="NormalWeb">Table: categories</text:p>
      <text:p text:style-name="NormalWeb">+-------------+--------------+</text:p>
      <text:p text:style-name="NormalWeb">| category_id | category_name |</text:p>
      <text:p text:style-name="NormalWeb">+-------------+--------------+</text:p>
      <text:p text:style-name="NormalWeb">| 1 | Landscape |</text:p>
      <text:p text:style-name="NormalWeb">+-------------+--------------+</text:p>
      <text:p text:style-name="NormalWeb"/>
      <text:p text:style-name="NormalWeb">Table: prices</text:p>
      <text:p text:style-name="P84">+----------+--------------+-------+---------------+</text:p>
      <text:p text:style-name="P85">| price_id | service_name | price | photographer_id |</text:p>
      <text:p text:style-name="P86">+----------+--------------+-------+---------------+</text:p>
      <text:p text:style-name="P87">| 1 | Wedding | 500 | 1 |</text:p>
      <text:p text:style-name="P88">+----------+--------------+-------+---------------+</text:p>
      <text:p text:style-name="P89"/>
      <text:p text:style-name="P90">Table: reservations</text:p>
      <text:p text:style-name="P91">+----------------+------------+---------------+-----------+</text:p>
      <text:p text:style-name="P92">| reservation_id | client_name | scheduled_date | scheduled_time | photographer_id |</text:p>
      <text:p text:style-name="P93">+----------------+------------+---------------+-----------+</text:p>
      <text:p text:style-name="P94">| 1 | John Doe | 2022-01-01 | 10:00 AM | 1 |</text:p>
      <text:p text:style-name="P95">+----------------+------------+---------------+-----------+</text:p>
      <text:p text:style-name="P96"/>
      <text:p text:style-name="P97">Table: offers</text:p>
      <text:p text:style-name="P98">+----------+-----------------+------------------+---------+</text:p>
      <text:p text:style-name="P99">| offer_id | discount_code | validity_period | service_id |</text:p>
      <text:p text:style-name="NormalWeb">+----------+-----------------+------------------+---------+</text:p>
      <text:p text:style-name="NormalWeb">| 1 | SPRING2022 | 2022-04-30 | 1 |</text:p>
      <text:p text:style-name="NormalWeb">+----------+-----------------+------------------+---------+</text:p>
      <text:p text:style-name="NormalWeb"/>
      <text:p text:style-name="NormalWeb">Explanation of Choices:</text:p>
      <text:p text:style-name="NormalWeb"/>
      <text:list text:style-name="LFO14" text:continue-numbering="true">
        <text:list-item>
          <text:p text:style-name="P100">The Users table stores user account information, including username, password, email, and role for accessing the admin panel.</text:p>
        </text:list-item>
        <text:list-item>
          <text:p text:style-name="P101">The Pictures table contains details of each portfolio item, including image URLs, descriptions, and categories. The category_id is a foreign key that relates to the Categories table.</text:p>
        </text:list-item>
        <text:list-item>
          <text:p text:style-name="P102">The Categories table stores the different categories available for pictures.</text:p>
        </text:list-item>
        <text:list-item>
          <text:p text:style-name="P103">The Prices table stores pricing information for various services offered by the photographer, including service name, price, and photographer_id as a foreign key to identify the owner of the price.</text:p>
        </text:list-item>
        <text:list-item>
          <text:p text:style-name="P104">The Reservations table holds details of scheduled photo sessions, including client information, requested dates, times, and photographer_id as a foreign key to identify the photographer responsible for the session.</text:p>
        </text:list-item>
        <text:list-item>
          <text:p text:style-name="P105">The Offers table stores details of special offers, including discount codes, validity periods, and service_id as a foreign key to associate the offer with a specific service from the Prices table.</text:p>
        </text:list-item>
      </text:list>
      <text:p text:style-name="NormalWeb"/>
      <text:p text:style-name="NormalWeb">The chosen data model and schema are efficient and scalable as they use primary keys and foreign keys to establish relationships between tables, ensuring data integrity and performance in queries involving multiple tables. This allows for easy retrieval and manipulation of data.</text:p>
      <text:p text:style-name="Normal"/>
      <text:p text:style-name="NormalWeb">Strategy Plan for Engineering Team: Creating a Web App for Photographer</text:p>
      <text:p text:style-name="NormalWeb"/>
      <text:p text:style-name="NormalWeb">Objective: Our objective is to create a fully functional web application for a photographer, providing features such as portfolio showcase, prices, reservations, contact information, and special offers.</text:p>
      <text:p text:style-name="NormalWeb"/>
      <text:p text:style-name="NormalWeb">Current situation: We are starting the project from scratch and need to define our approach to achieve the desired outcomes successfully.</text:p>
      <text:p text:style-name="NormalWeb"/>
      <text:p text:style-name="NormalWeb">Target outcomes: Our goal is to deliver a high-quality, user-friendly web app that meets the photographer's requirements and provides an excellent experience to their clients.</text:p>
      <text:p text:style-name="NormalWeb"/>
      <text:p text:style-name="NormalWeb">Steps and Initiatives:</text:p>
      <text:p text:style-name="NormalWeb"/>
      <text:list text:style-name="LFO15" text:continue-numbering="true">
        <text:list-item>
          <text:p text:style-name="P106">Requirements Gathering:</text:p>
          <text:list text:continue-numbering="true">
            <text:list-item>
              <text:p text:style-name="P107">Conduct meetings with the photographer to understand their needs and vision for the web app.</text:p>
            </text:list-item>
            <text:list-item>
              <text:p text:style-name="P108">Document the specific requirements, including portfolio display, pricing structure, reservation system, contact form, and any additional functionalities desired by the photographer.</text:p>
            </text:list-item>
          </text:list>
        </text:list-item>
        <text:list-item>
          <text:p text:style-name="P109">Technical Design:</text:p>
          <text:list text:continue-numbering="true">
            <text:list-item>
              <text:p text:style-name="P110">Collaborate with the UI/UX team to create wireframes and design mockups based on the gathered requirements.</text:p>
            </text:list-item>
            <text:list-item>
              <text:p text:style-name="P111">Define the technology stack suitable for the web app development, considering factors like scalability, security, and performance.</text:p>
            </text:list-item>
            <text:list-item>
              <text:p text:style-name="P112">Sketch out the database schema and architectural design of the web app.</text:p>
            </text:list-item>
          </text:list>
        </text:list-item>
        <text:list-item>
          <text:p text:style-name="P113">Development:</text:p>
          <text:list text:continue-numbering="true">
            <text:list-item>
              <text:p text:style-name="P114">Divide the development tasks among the engineering team members based on their expertise.</text:p>
            </text:list-item>
            <text:list-item>
              <text:p text:style-name="P115">Follow an Agile development approach, breaking down the tasks into manageable sprints.</text:p>
            </text:list-item>
            <text:list-item>
              <text:p text:style-name="P116">Code and implement the various components of the web app, ensuring adherence to best coding practices and standards.</text:p>
            </text:list-item>
            <text:list-item>
              <text:p text:style-name="P117">Regularly conduct code reviews and provide constructive feedback to maintain code quality.</text:p>
            </text:list-item>
          </text:list>
        </text:list-item>
        <text:list-item>
          <text:p text:style-name="P118">Testing and Quality Assurance:</text:p>
          <text:list text:continue-numbering="true">
            <text:list-item>
              <text:p text:style-name="P119">Perform comprehensive testing at multiple stages of development to identify and fix any issues or bugs.</text:p>
            </text:list-item>
            <text:list-item>
              <text:p text:style-name="P120">Conduct functional, usability, compatibility, and performance testing to ensure the web app works flawlessly across different devices and browsers.</text:p>
            </text:list-item>
            <text:list-item>
              <text:p text:style-name="P121">Incorporate user feedback through real-time testing and take necessary actions to enhance the user experience.</text:p>
            </text:list-item>
          </text:list>
        </text:list-item>
        <text:list-item>
          <text:p text:style-name="P122">Deployment and Maintenance:</text:p>
          <text:list text:continue-numbering="true">
            <text:list-item>
              <text:p text:style-name="P123">Deploy the web app on a reliable hosting environment with proper configuration and security measures in place.</text:p>
            </text:list-item>
            <text:list-item>
              <text:p text:style-name="P124">Create a robust backup and disaster recovery plan to protect the data and ensure minimal downtime.</text:p>
            </text:list-item>
            <text:list-item>
              <text:p text:style-name="P125">Establish an ongoing maintenance process to address any future updates, bug fixes, or feature enhancements.</text:p>
            </text:list-item>
          </text:list>
        </text:list-item>
        <text:list-item>
          <text:p text:style-name="P126">Collaboration and Communication:</text:p>
          <text:list text:continue-numbering="true">
            <text:list-item>
              <text:p text:style-name="P127">Maintain constant communication within the engineering team through regular meetings and project management tools.</text:p>
            </text:list-item>
            <text:list-item>
              <text:p text:style-name="P128">Foster effective collaboration between the engineering team and other stakeholders, such as UI/UX designers and photographers, to align expectations and streamline the development process.</text:p>
            </text:list-item>
          </text:list>
        </text:list-item>
      </text:list>
      <text:p text:style-name="NormalWeb"/>
      <text:p text:style-name="NormalWeb">By following this strategy plan, we aim to successfully deliver a fully functional web app that meets the photographer's needs and provides a seamless experience for their clients.</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NormalWeb" style:display-name="Normal (Web)" style:family="paragraph" style:parent-style-name="Normal">
      <style:paragraph-properties fo:margin-top="0.0694in" fo:margin-bottom="0.0694in" fo:line-height="100%"/>
      <style:text-properties style:font-name="Times New Roman" style:font-name-asian="Times New Roman" style:letter-kerning="false" fo:font-size="12pt" style:font-size-asian="12pt" style:font-size-complex="12pt" style:language-asian="es" style:country-asian="ES" fo:hyphenate="true"/>
    </style:style>
    <style:style style:name="Textoennegrita" style:display-name="Texto en negrita" style:family="text" style:parent-style-name="Fuentedepárrafopredeter.">
      <style:text-properties fo:font-weight="bold" style:font-weight-asian="bold" style:font-weight-complex="bold"/>
    </style:style>
    <style:style style:name="Hipervínculo" style:display-name="Hipervínculo" style:family="text" style:parent-style-name="Fuentedepárrafopredeter.">
      <style:text-properties fo:color="#0000FF"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6LVL1" style:family="text">
      <style:text-properties style:font-name="Symbol" fo:font-size="10pt" style:font-size-asian="10pt"/>
    </style:style>
    <style:style style:name="WW_CharLFO6LVL2" style:family="text">
      <style:text-properties style:font-name="Courier New" fo:font-size="10pt" style:font-size-asian="10pt"/>
    </style:style>
    <style:style style:name="WW_CharLFO6LVL3" style:family="text">
      <style:text-properties style:font-name="Wingdings" fo:font-size="10pt" style:font-size-asian="10pt"/>
    </style:style>
    <style:style style:name="WW_CharLFO6LVL4" style:family="text">
      <style:text-properties style:font-name="Wingdings" fo:font-size="10pt" style:font-size-asian="10pt"/>
    </style:style>
    <style:style style:name="WW_CharLFO6LVL5" style:family="text">
      <style:text-properties style:font-name="Wingdings" fo:font-size="10pt" style:font-size-asian="10pt"/>
    </style:style>
    <style:style style:name="WW_CharLFO6LVL6" style:family="text">
      <style:text-properties style:font-name="Wingdings" fo:font-size="10pt" style:font-size-asian="10pt"/>
    </style:style>
    <style:style style:name="WW_CharLFO6LVL7" style:family="text">
      <style:text-properties style:font-name="Wingdings" fo:font-size="10pt" style:font-size-asian="10pt"/>
    </style:style>
    <style:style style:name="WW_CharLFO6LVL8" style:family="text">
      <style:text-properties style:font-name="Wingdings" fo:font-size="10pt" style:font-size-asian="10pt"/>
    </style:style>
    <style:style style:name="WW_CharLFO6LVL9" style:family="text">
      <style:text-properties style:font-name="Wingdings" fo:font-size="10pt" style:font-size-asian="10pt"/>
    </style:style>
    <style:style style:name="WW_CharLFO8LVL1" style:family="text">
      <style:text-properties style:font-name="Symbol" fo:font-size="10pt" style:font-size-asian="10pt"/>
    </style:style>
    <style:style style:name="WW_CharLFO8LVL2" style:family="text">
      <style:text-properties style:font-name="Courier New" fo:font-size="10pt" style:font-size-asian="10pt"/>
    </style:style>
    <style:style style:name="WW_CharLFO8LVL3" style:family="text">
      <style:text-properties style:font-name="Wingdings" fo:font-size="10pt" style:font-size-asian="10pt"/>
    </style:style>
    <style:style style:name="WW_CharLFO8LVL4" style:family="text">
      <style:text-properties style:font-name="Wingdings" fo:font-size="10pt" style:font-size-asian="10pt"/>
    </style:style>
    <style:style style:name="WW_CharLFO8LVL5" style:family="text">
      <style:text-properties style:font-name="Wingdings" fo:font-size="10pt" style:font-size-asian="10pt"/>
    </style:style>
    <style:style style:name="WW_CharLFO8LVL6" style:family="text">
      <style:text-properties style:font-name="Wingdings" fo:font-size="10pt" style:font-size-asian="10pt"/>
    </style:style>
    <style:style style:name="WW_CharLFO8LVL7" style:family="text">
      <style:text-properties style:font-name="Wingdings" fo:font-size="10pt" style:font-size-asian="10pt"/>
    </style:style>
    <style:style style:name="WW_CharLFO8LVL8" style:family="text">
      <style:text-properties style:font-name="Wingdings" fo:font-size="10pt" style:font-size-asian="10pt"/>
    </style:style>
    <style:style style:name="WW_CharLFO8LVL9" style:family="text">
      <style:text-properties style:font-name="Wingdings" fo:font-size="10pt" style:font-size-asian="10pt"/>
    </style:style>
    <style:style style:name="WW_CharLFO10LVL1" style:family="text">
      <style:text-properties style:font-name="Symbol" fo:font-size="10pt" style:font-size-asian="10pt"/>
    </style:style>
    <style:style style:name="WW_CharLFO10LVL2" style:family="text">
      <style:text-properties style:font-name="Courier New" fo:font-size="10pt" style:font-size-asian="10pt"/>
    </style:style>
    <style:style style:name="WW_CharLFO10LVL3" style:family="text">
      <style:text-properties style:font-name="Wingdings" fo:font-size="10pt" style:font-size-asian="10pt"/>
    </style:style>
    <style:style style:name="WW_CharLFO10LVL4" style:family="text">
      <style:text-properties style:font-name="Wingdings" fo:font-size="10pt" style:font-size-asian="10pt"/>
    </style:style>
    <style:style style:name="WW_CharLFO10LVL5" style:family="text">
      <style:text-properties style:font-name="Wingdings" fo:font-size="10pt" style:font-size-asian="10pt"/>
    </style:style>
    <style:style style:name="WW_CharLFO10LVL6" style:family="text">
      <style:text-properties style:font-name="Wingdings" fo:font-size="10pt" style:font-size-asian="10pt"/>
    </style:style>
    <style:style style:name="WW_CharLFO10LVL7" style:family="text">
      <style:text-properties style:font-name="Wingdings" fo:font-size="10pt" style:font-size-asian="10pt"/>
    </style:style>
    <style:style style:name="WW_CharLFO10LVL8" style:family="text">
      <style:text-properties style:font-name="Wingdings" fo:font-size="10pt" style:font-size-asian="10pt"/>
    </style:style>
    <style:style style:name="WW_CharLFO10LVL9" style:family="text">
      <style:text-properties style:font-name="Wingdings" fo:font-size="10pt" style:font-size-asian="10pt"/>
    </style:style>
    <style:style style:name="WW_CharLFO12LVL1" style:family="text">
      <style:text-properties style:font-name="Symbol" fo:font-size="10pt" style:font-size-asian="10pt"/>
    </style:style>
    <style:style style:name="WW_CharLFO12LVL2" style:family="text">
      <style:text-properties style:font-name="Courier New" fo:font-size="10pt" style:font-size-asian="10pt"/>
    </style:style>
    <style:style style:name="WW_CharLFO12LVL3" style:family="text">
      <style:text-properties style:font-name="Wingdings" fo:font-size="10pt" style:font-size-asian="10pt"/>
    </style:style>
    <style:style style:name="WW_CharLFO12LVL4" style:family="text">
      <style:text-properties style:font-name="Wingdings" fo:font-size="10pt" style:font-size-asian="10pt"/>
    </style:style>
    <style:style style:name="WW_CharLFO12LVL5" style:family="text">
      <style:text-properties style:font-name="Wingdings" fo:font-size="10pt" style:font-size-asian="10pt"/>
    </style:style>
    <style:style style:name="WW_CharLFO12LVL6" style:family="text">
      <style:text-properties style:font-name="Wingdings" fo:font-size="10pt" style:font-size-asian="10pt"/>
    </style:style>
    <style:style style:name="WW_CharLFO12LVL7" style:family="text">
      <style:text-properties style:font-name="Wingdings" fo:font-size="10pt" style:font-size-asian="10pt"/>
    </style:style>
    <style:style style:name="WW_CharLFO12LVL8" style:family="text">
      <style:text-properties style:font-name="Wingdings" fo:font-size="10pt" style:font-size-asian="10pt"/>
    </style:style>
    <style:style style:name="WW_CharLFO12LVL9" style:family="text">
      <style:text-properties style:font-name="Wingdings" fo:font-size="10pt" style:font-size-asian="10pt"/>
    </style:style>
    <style:style style:name="WW_CharLFO13LVL1" style:family="text">
      <style:text-properties style:font-name="Symbol" fo:font-size="10pt" style:font-size-asian="10pt"/>
    </style:style>
    <style:style style:name="WW_CharLFO13LVL2" style:family="text">
      <style:text-properties style:font-name="Courier New" fo:font-size="10pt" style:font-size-asian="10pt"/>
    </style:style>
    <style:style style:name="WW_CharLFO13LVL3" style:family="text">
      <style:text-properties style:font-name="Wingdings" fo:font-size="10pt" style:font-size-asian="10pt"/>
    </style:style>
    <style:style style:name="WW_CharLFO13LVL4" style:family="text">
      <style:text-properties style:font-name="Wingdings" fo:font-size="10pt" style:font-size-asian="10pt"/>
    </style:style>
    <style:style style:name="WW_CharLFO13LVL5" style:family="text">
      <style:text-properties style:font-name="Wingdings" fo:font-size="10pt" style:font-size-asian="10pt"/>
    </style:style>
    <style:style style:name="WW_CharLFO13LVL6" style:family="text">
      <style:text-properties style:font-name="Wingdings" fo:font-size="10pt" style:font-size-asian="10pt"/>
    </style:style>
    <style:style style:name="WW_CharLFO13LVL7" style:family="text">
      <style:text-properties style:font-name="Wingdings" fo:font-size="10pt" style:font-size-asian="10pt"/>
    </style:style>
    <style:style style:name="WW_CharLFO13LVL8" style:family="text">
      <style:text-properties style:font-name="Wingdings" fo:font-size="10pt" style:font-size-asian="10pt"/>
    </style:style>
    <style:style style:name="WW_CharLFO13LVL9" style:family="text">
      <style:text-properties style:font-name="Wingdings" fo:font-size="10pt" style:font-size-asian="10pt"/>
    </style:style>
    <style:style style:name="WW_CharLFO15LVL2" style:family="text">
      <style:text-properties style:font-name="Courier New" fo:font-size="10pt" style:font-size-asian="10pt"/>
    </styl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page-layout style:name="PL0">
      <style:page-layout-properties fo:page-width="8.268in" fo:page-height="11.69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Santiago Martelli</meta:initial-creator>
    <dc:creator>Santiago Martelli</dc:creator>
    <meta:creation-date>2023-09-04T00:58:00Z</meta:creation-date>
    <dc:date>2023-09-27T21:29:00Z</dc:date>
    <meta:template xlink:href="Normal.dotm" xlink:type="simple"/>
    <meta:editing-cycles>5</meta:editing-cycles>
    <meta:editing-duration>PT72600S</meta:editing-duration>
    <meta:document-statistic meta:page-count="8" meta:paragraph-count="24" meta:word-count="1882" meta:character-count="12213" meta:row-count="86" meta:non-whitespace-character-count="10355"/>
  </office:meta>
</office:document-meta>
</file>